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rtoba" svg:font-family="Cortoba" style:font-pitch="variable"/>
    <style:font-face style:name="Droid Arabic Naskh" svg:font-family="'Droid Arabic Naskh'" style:font-pitch="variable"/>
    <style:font-face style:name="KacstBook" svg:font-family="Kacst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rtoba" officeooo:rsid="000ed83a" officeooo:paragraph-rsid="000ed83a" style:font-name-complex="Cortoba"/>
    </style:style>
    <style:style style:name="P2" style:family="paragraph" style:parent-style-name="Standard">
      <style:text-properties style:font-name="Droid Arabic Naskh" officeooo:rsid="000ed83a" officeooo:paragraph-rsid="000ed83a" style:font-name-complex="Droid Arabic Naskh"/>
    </style:style>
    <style:style style:name="P3" style:family="paragraph" style:parent-style-name="Standard">
      <style:text-properties style:font-name="KacstBook" officeooo:rsid="000ed83a" officeooo:paragraph-rsid="000ed83a" style:font-name-complex="KacstBook"/>
    </style:style>
    <style:style style:name="P4" style:family="paragraph" style:parent-style-name="Standard">
      <style:text-properties style:font-name="Liberation Sans" officeooo:rsid="000ee248" officeooo:paragraph-rsid="000ee248" style:font-name-complex="Droid Arabic Nask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lala</text:p>
      <text:p text:style-name="P2">(كَبير)</text:p>
      <text:p text:style-name="P3">(كَبير)</text:p>
      <text:p text:style-name="P1">(كَبير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rtoba" svg:font-family="Cortoba" style:font-pitch="variable"/>
    <style:font-face style:name="Droid Arabic Naskh" svg:font-family="'Droid Arabic Naskh'" style:font-pitch="variable"/>
    <style:font-face style:name="KacstBook" svg:font-family="Kacst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g </meta:initial-creator>
    <meta:creation-date>2016-05-12T12:12:12.265774504</meta:creation-date>
    <dc:date>2016-05-12T12:25:51.452241033</dc:date>
    <dc:creator>vag 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4" meta:character-count="24" meta:non-whitespace-character-count="24"/>
  </office:meta>
</office:document-meta>
</file>